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10_11-35-57_000.jpg</text:p>
          </table:table-cell>
          <table:table-cell table:style-name="ce8" office:value-type="string">
            <text:p>:m RES 1*1 / free# JVEMV6 67#_17(A-10_1) / 67. thelogy / topics=古事記,w:國常立尊,other=~;think~ / N+</text:p>
          </table:table-cell>
          <table:table-cell table:style-name="ce4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6" table:formula="of:=IF([.E2]=&quot;&quot;;[.C2];CONCATENATE([.C2];&quot; / &quot;;[.E2]))" office:value-type="string" office:string-value=":m RES 1*1 / free# JVEMV6 67#_17(A-10_1) / 67. thelogy / topics=古事記,w:國常立尊,other=~;think~ / N+">
            <text:p>:m RES 1*1 / free# JVEMV6 67#_17(A-10_1) / 67. thelogy / topics=古事記,w:國常立尊,other=~;think~ / N+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1-10_12-15-41_000.jpg</text:p>
          </table:table-cell>
          <table:table-cell table:style-name="ce26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6" table:formula="of:=IF([.E3]=&quot;&quot;;[.C3];CONCATENATE([.C3];&quot; / &quot;;[.E3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10_12-45-13_000.jpg</text:p>
          </table:table-cell>
          <table:table-cell table:style-name="ce26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6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1-01-10_13-29-00_000.jpg</text:p>
          </table:table-cell>
          <table:table-cell table:style-name="ce26" office:value-type="string">
            <text:p>:m 記録 / 食べたもの：お菓子類 / target=食べる予定：取り置き,memo~</text:p>
          </table:table-cell>
          <table:table-cell table:style-name="ce19"/>
          <table:table-cell table:style-name="ce4"/>
          <table:table-cell table:style-name="ce4" office:value-type="string">
            <text:p>N-35-35-28.656005 E-139-34-49.379882</text:p>
          </table:table-cell>
          <table:table-cell table:style-name="ce36" table:formula="of:=IF([.E5]=&quot;&quot;;[.C5];CONCATENATE([.C5];&quot; / &quot;;[.E5]))" office:value-type="string" office:string-value=":m 記録 / 食べたもの：お菓子類 / target=食べる予定：取り置き,memo~">
            <text:p>:m 記録 / 食べたもの：お菓子類 / target=食べる予定：取り置き,memo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10_17-04-14_000.jpg</text:p>
          </table:table-cell>
          <table:table-cell table:style-name="ce8" office:value-type="string">
            <text:p>:m RES 1-3*3 / free# JVEMV6 67#_18(A-3-1_1) / 67. thelogy / topics=神仏習合,w:本地垂迹説；両部神道；神宮寺；別当寺；蕃神ばんしん,other=~;think~ / N+</text:p>
          </table:table-cell>
          <table:table-cell table:style-name="ce19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6" table:formula="of:=IF([.E6]=&quot;&quot;;[.C6];CONCATENATE([.C6];&quot; / &quot;;[.E6]))" office:value-type="string" office:string-value=":m RES 1-3*3 / free# JVEMV6 67#_18(A-3-1_1) / 67. thelogy / topics=神仏習合,w:本地垂迹説；両部神道；神宮寺；別当寺；蕃神ばんしん,other=~;think~ / N+">
            <text:p>:m RES 1-3*3 / free# JVEMV6 67#_18(A-3-1_1) / 67. thelogy / topics=神仏習合,w:本地垂迹説；両部神道；神宮寺；別当寺；蕃神ばんしん,other=~;think~ / N+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1-01-10_17-59-00_000.jpg</text:p>
          </table:table-cell>
          <table:table-cell table:style-name="ce20" office:value-type="string">
            <text:p>:PHOTO 記録 / 経過記録；作ったもの / food=焼酎漬け / material=生姜：濁り、あり：２パック；liquor=麦焼酎：600ml,time=~,container=big-tall-jar-at-kitchen / type=~</text:p>
          </table:table-cell>
          <table:table-cell table:style-name="ce17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6" table:formula="of:=IF([.E7]=&quot;&quot;;[.C7];CONCATENATE([.C7];&quot; / &quot;;[.E7]))" office:value-type="string" office:string-value=":PHOTO 記録 / 経過記録；作ったもの / food=焼酎漬け / material=生姜：濁り、あり：２パック；liquor=麦焼酎：600ml,time=~,container=big-tall-jar-at-kitchen / type=~">
            <text:p>:PHOTO 記録 / 経過記録；作ったもの / food=焼酎漬け / material=生姜：濁り、あり：２パック；liquor=麦焼酎：600ml,time=~,container=big-tall-jar-at-kitchen / typ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10_17-59-08_000.jpg</text:p>
          </table:table-cell>
          <table:table-cell table:style-name="ce19" office:value-type="string">
            <text:p>:PHOTO 記録 / 経過記録；作ったもの / food=焼酎漬け / material=ニンニク：３玉；liquor=麦焼酎：400ml,time=~,container=big-medium-jar-at-kitchen / type=~,other=~</text:p>
          </table:table-cell>
          <table:table-cell table:style-name="ce20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6" table:formula="of:=IF([.E8]=&quot;&quot;;[.C8];CONCATENATE([.C8];&quot; / &quot;;[.E8]))" office:value-type="string" office:string-value=":PHOTO 記録 / 経過記録；作ったもの / food=焼酎漬け / material=ニンニク：３玉；liquor=麦焼酎：400ml,time=~,container=big-medium-jar-at-kitchen / type=~,other=~">
            <text:p>:PHOTO 記録 / 経過記録；作ったもの / food=焼酎漬け / material=ニンニク：３玉；liquor=麦焼酎：400ml,time=~,container=big-medium-jar-at-kitchen / type=~,other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1-10_19-21-40_000.jpg</text:p>
          </table:table-cell>
          <table:table-cell table:style-name="ce26" office:value-type="string">
            <text:p>:m :尺八,shakuhachi 1*1 / session-memo / s.1:tips:音が出にくい // s.2:diagram:oct-1_h-1;2 // s.3:picture:mouth-form:音が適切に出ている時の口の様子 / N+ ||| :m :篠笛,shinobue 1-1*1 / session-memo / s.1: tips:下げ:oct-1_h-3,diagram</text:p>
          </table:table-cell>
          <table:table-cell table:style-name="ce19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6" table:formula="of:=IF([.E9]=&quot;&quot;;[.C9];CONCATENATE([.C9];&quot; / &quot;;[.E9]))" office:value-type="string" office:string-value=":m :尺八,shakuhachi 1*1 / session-memo / s.1:tips:音が出にくい // s.2:diagram:oct-1_h-1;2 // s.3:picture:mouth-form:音が適切に出ている時の口の様子 / N+ ||| :m :篠笛,shinobue 1-1*1 / session-memo / s.1: tips:下げ:oct-1_h-3,diagram">
            <text:p>:m :尺八,shakuhachi 1*1 / session-memo / s.1:tips:音が出にくい // s.2:diagram:oct-1_h-1;2 // s.3:picture:mouth-form:音が適切に出ている時の口の様子 / N+ ||| :m :篠笛,shinobue 1-1*1 / session-memo / s.1: tips:下げ:oct-1_h-3,diagram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1-10_21-08-26_000.jpg</text:p>
          </table:table-cell>
          <table:table-cell table:style-name="ce17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83471 E-139-34-49.324951</text:p>
          </table:table-cell>
          <table:table-cell table:style-name="ce36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1-01-10_23-29-20_000.jpg</text:p>
          </table:table-cell>
          <table:table-cell table:style-name="ce26" office:value-type="string">
            <text:p>:m 記録 / 身体 / ケガ / loc=左大腿：外側,cause=不明,loc-incident=~,id=2021-01-05_23-15-38_000,phase=傷口の様子,apparatus=~,injury=掻き傷：皮膚は破れている：赤色の発色</text:p>
          </table:table-cell>
          <table:table-cell table:style-name="ce20"/>
          <table:table-cell table:style-name="ce4"/>
          <table:table-cell table:style-name="ce4" office:value-type="string">
            <text:p>N-35-35-28.601074 E-139-34-49.324951</text:p>
          </table:table-cell>
          <table:table-cell table:style-name="ce36" table:formula="of:=IF([.E11]=&quot;&quot;;[.C11];CONCATENATE([.C11];&quot; / &quot;;[.E11]))" office:value-type="string" office:string-value=":m 記録 / 身体 / ケガ / loc=左大腿：外側,cause=不明,loc-incident=~,id=2021-01-05_23-15-38_000,phase=傷口の様子,apparatus=~,injury=掻き傷：皮膚は破れている：赤色の発色">
            <text:p>:m 記録 / 身体 / ケガ / loc=左大腿：外側,cause=不明,loc-incident=~,id=2021-01-05_23-15-38_000,phase=傷口の様子,apparatus=~,injury=掻き傷：皮膚は破れている：赤色の発色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1-11_00-59-40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6" table:formula="of:=IF([.E12]=&quot;&quot;;[.C12];CONCATENATE([.C12];&quot; / &quot;;[.E12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1-11_04-52-17_000.jp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8.642272 E-139-34-49.324951</text:p>
          </table:table-cell>
          <table:table-cell table:style-name="ce36" table:formula="of:=IF([.E13]=&quot;&quot;;[.C13];CONCATENATE([.C13];&quot; / &quot;;[.E13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1-11_07-53-51_000.jpg</text:p>
          </table:table-cell>
          <table:table-cell table:style-name="ce17" office:value-type="string">
            <text:p>:m :PHOTO 起きた時刻 / 2020</text:p>
          </table:table-cell>
          <table:table-cell table:style-name="ce20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6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7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24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7]=&quot;&quot;;[.C57];CONCATENATE([.C57];&quot; / &quot;;[.E5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8]=&quot;&quot;;[.C58];CONCATENATE([.C58];&quot; / &quot;;[.E5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9]=&quot;&quot;;[.C59];CONCATENATE([.C59];&quot; / &quot;;[.E5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0]=&quot;&quot;;[.C60];CONCATENATE([.C60];&quot; / &quot;;[.E6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1]=&quot;&quot;;[.C61];CONCATENATE([.C61];&quot; / &quot;;[.E6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2]=&quot;&quot;;[.C62];CONCATENATE([.C62];&quot; / &quot;;[.E6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3]=&quot;&quot;;[.C63];CONCATENATE([.C63];&quot; / &quot;;[.E6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4]=&quot;&quot;;[.C64];CONCATENATE([.C64];&quot; / &quot;;[.E6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5]=&quot;&quot;;[.C65];CONCATENATE([.C65];&quot; / &quot;;[.E6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6]=&quot;&quot;;[.C66];CONCATENATE([.C66];&quot; / &quot;;[.E6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7]=&quot;&quot;;[.C67];CONCATENATE([.C67];&quot; / &quot;;[.E6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8]=&quot;&quot;;[.C68];CONCATENATE([.C68];&quot; / &quot;;[.E6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9]=&quot;&quot;;[.C69];CONCATENATE([.C69];&quot; / &quot;;[.E6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70]=&quot;&quot;;[.C70];CONCATENATE([.C70];&quot; / &quot;;[.E7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71]=&quot;&quot;;[.C71];CONCATENATE([.C71];&quot; / &quot;;[.E7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73]=&quot;&quot;;[.C73];CONCATENATE([.C73];&quot; / &quot;;[.E7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4]=&quot;&quot;;[.C74];CONCATENATE([.C74];&quot; / &quot;;[.E7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5]=&quot;&quot;;[.C75];CONCATENATE([.C75];&quot; / &quot;;[.E7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6]=&quot;&quot;;[.C76];CONCATENATE([.C76];&quot; / &quot;;[.E7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7]=&quot;&quot;;[.C77];CONCATENATE([.C77];&quot; / &quot;;[.E7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8]=&quot;&quot;;[.C78];CONCATENATE([.C78];&quot; / &quot;;[.E7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9]=&quot;&quot;;[.C79];CONCATENATE([.C79];&quot; / &quot;;[.E7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80]=&quot;&quot;;[.C80];CONCATENATE([.C80];&quot; / &quot;;[.E8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81]=&quot;&quot;;[.C81];CONCATENATE([.C81];&quot; / &quot;;[.E8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82]=&quot;&quot;;[.C82];CONCATENATE([.C82];&quot; / &quot;;[.E8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3]=&quot;&quot;;[.C83];CONCATENATE([.C83];&quot; / &quot;;[.E8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4]=&quot;&quot;;[.C84];CONCATENATE([.C84];&quot; / &quot;;[.E8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5]=&quot;&quot;;[.C85];CONCATENATE([.C85];&quot; / &quot;;[.E8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6]=&quot;&quot;;[.C86];CONCATENATE([.C86];&quot; / &quot;;[.E8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1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1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1">2021/01/11</text:date>, <text:time>10:05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11T10:05:49.24</dc:date>
    <dc:creator>iwabuchi ken</dc:creator>
    <meta:editing-duration>P30DT11H5M7S</meta:editing-duration>
    <meta:editing-cycles>11285</meta:editing-cycles>
    <meta:document-statistic meta:table-count="1" meta:cell-count="456" meta:object-count="0"/>
  </office:meta>
</office:document-meta>
</file>